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66d" officeooo:paragraph-rsid="0018b66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officeooo:rsid="0018b66d" officeooo:paragraph-rsid="0018b66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8b66d" officeooo:paragraph-rsid="0018b66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8b66d" officeooo:paragraph-rsid="00250598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dc8d9" officeooo:paragraph-rsid="001dc8d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f0db1" officeooo:paragraph-rsid="001f0db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200f5e" officeooo:paragraph-rsid="00200f5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250fac" officeooo:paragraph-rsid="00250fac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25d975" officeooo:paragraph-rsid="0025d97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6fdb3" officeooo:paragraph-rsid="0026fdb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7e5a1" officeooo:paragraph-rsid="0027e5a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95198" officeooo:paragraph-rsid="0029519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c4302" officeooo:paragraph-rsid="001c430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200f5e" officeooo:paragraph-rsid="00200f5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size="14pt" officeooo:rsid="0018b66d" officeooo:paragraph-rsid="0018b66d" style:font-size-asian="14pt" style:font-size-complex="14pt"/>
    </style:style>
    <style:style style:name="T1" style:family="text">
      <style:text-properties officeooo:rsid="0018ca24"/>
    </style:style>
    <style:style style:name="T2" style:family="text">
      <style:text-properties officeooo:rsid="0019ae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ae08" style:font-weight-asian="bold" style:font-weight-complex="bold"/>
    </style:style>
    <style:style style:name="T5" style:family="text">
      <style:text-properties officeooo:rsid="001b6965"/>
    </style:style>
    <style:style style:name="T6" style:family="text">
      <style:text-properties officeooo:rsid="0022425c"/>
    </style:style>
    <style:style style:name="T7" style:family="text">
      <style:text-properties officeooo:rsid="002a54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gy dokumentum készítés feladatlap:</text:p>
      <text:p text:style-name="P2">0. Hozzunk létre egy új formázott dokumentumot a dokumentumkészítő alapértelmezett mentési formátumában <text:span text:style-name="T3">nagy1</text:span> néven a saját könyvtárunkba, <text:span text:style-name="T2">tartalma egyezzen meg a </text:span><text:span text:style-name="T4">GYIK95.txt</text:span><text:span text:style-name="T2"> állomány tartalmával</text:span></text:p>
      <text:p text:style-name="P2"/>
      <text:p text:style-name="P2">1. Módosítsuk a megfelelő stílusokat a leírás szerint:</text:p>
      <text:p text:style-name="P2">* normál: times new roman, 12-es betűméret, 1.5-es behúzás, sorkizárt, első sor <text:span text:style-name="T5">1.25</text:span>;</text:p>
      <text:p text:style-name="P2">* cimsor1: times new roman, 16-os betűméret, félkövér, utána 12pt, középre; igazítás, behúzás nincs, <text:span text:style-name="T6">új oldalra, következő bekezdés stílusa: címsor2</text:span>;</text:p>
      <text:p text:style-name="P4">* címsor2: times new roman, 14-es betűméret, félkövér, utána 6pt, középre igazítás, behúzás 1 cm, <text:span text:style-name="T6">következő bekezdés stílusa: normal</text:span>.</text:p>
      <text:p text:style-name="P2"/>
      <text:p text:style-name="P2">2. Lássuk el a szöveget saját stílusainkkal:</text:p>
      <text:p text:style-name="P13">Címsor1</text:p>
      <text:p text:style-name="P5">Mi az a GYIK?</text:p>
      <text:p text:style-name="P5">Termékismertető</text:p>
      <text:p text:style-name="P6">Tippek, trükkök</text:p>
      <text:p text:style-name="P7">Telepítés</text:p>
      <text:p text:style-name="P14">Címsor2</text:p>
      <text:p text:style-name="P8">Mi a különbség az OEM és retail Windows 95 között?</text:p>
      <text:p text:style-name="P9">Mi a különbség a lemezes és a CD-s változat között?</text:p>
      <text:p text:style-name="P9">Mit tartalmaz a Service Pack 1?</text:p>
      <text:p text:style-name="P9">Lesz-e a magyar Windows 95-höz Service Pack ?</text:p>
      <text:p text:style-name="P10">Hogy lehet megváltoztatni a mappák ikonját.</text:p>
      <text:p text:style-name="P10">Hogyan lehet a Windows 95 mellett más operációs rendszer a gépemen?</text:p>
      <text:p text:style-name="P11">Egyik barátomnál láttam, hogy a Control Panel elemeit közvetlenül <text:s/>a Start Menüből <text:s/>éri el. Hogyan kell ezt beállítani ?</text:p>
      <text:p text:style-name="P11">A kérdést rövidebben úgy tehetjük fel, hogy lehet klónozni a Windows 95-öt? </text:p>
      <text:p text:style-name="P11">Miért nem lát bizonyos eszközöket a Windows 95 ha bootoláskor választom a DOS üzemmódot?</text:p>
      <text:p text:style-name="P12">Van-e a Windows 95-nek is egy OS/2-hoz hasonló Boot-Managere ?</text:p>
      <text:p text:style-name="P11"/>
      <text:p text:style-name="P2">3. Készítsünk tartalomjegyzéket a 2. olda<text:span text:style-name="T1">l</text:span>ra a cimsor1 és cimsor2 stílusok segítségével.</text:p>
      <text:p text:style-name="P2"/>
      <text:p text:style-name="P2">4. Szúrjunk be lábjegyzetet az összes <text:span text:style-name="T7">címsor1 stílusú szöveghez</text:span>.</text:p>
      <text:p text:style-name="P2"/>
      <text:p text:style-name="P2">5. Ki szeretnénk nyomtatni végezzük el előtte a következő módosításokat:</text:p>
      <text:p text:style-name="P2">* Élőfej: bal oldalon saját név, középen osztály, jobb oldalon azon település neve ahol épp tartózkodunk;</text:p>
      <text:p text:style-name="P2">* Élőláb: középen oldalszám, jobb oldalt oldalak száma;</text:p>
      <text:p text:style-name="P2">* Élőfejen alsó szegély, élőlábon felső szegély mindkettő szimpla vonal;</text:p>
      <text:p text:style-name="P2">* Margók: kötésmargó 1cm, minden margó 2,5 cm kivéve a bal oldali mivel az 2 cm.</text:p>
      <text:p text:style-name="P2"/>
      <text:p text:style-name="P15">6. Most hogy az oldalbeállításokat elvégeztük készítsük el a nagyon szép és <text:span text:style-name="T1">esztétikus</text:span> fedőlapot az első oldalra:</text:p>
      <text:p text:style-name="P2">* miért érdemes először az <text:span text:style-name="T1">oldalformátumot</text:span> <text:span text:style-name="T1">beállítani</text:span> a <text:span text:style-name="T1">címlap</text:span> megszerkesztése előtt?(a választ <text:span text:style-name="T1">írd</text:span> a füzetbe);</text:p>
      <text:p text:style-name="P2">* Középen cím;</text:p>
      <text:p text:style-name="P2">* Balra lenn intézmény neve és címe;</text:p>
      <text:p text:style-name="P2">* Jobbra lenn készítő neve és osztálya.</text:p>
      <text:p text:style-name="P2"/>
      <text:p text:style-name="P2">7. Szépítsük a dokumentumunkat:</text:p>
      <text:p text:style-name="P2">* illesszünk be 3-4 képet lehetőleg minél esztétikusabban;</text:p>
      <text:p text:style-name="P2">* készítsünk képeinkhez aláírásokat is.</text:p>
      <text:p text:style-name="P2"/>
      <text:p text:style-name="P2">8. Nyomtassuk ki munkánkat a saját könyvtárunkba "nagy1" név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9:12:24.425256706</meta:creation-date>
    <meta:generator>LibreOffice/4.2.7.2$Linux_X86_64 LibreOffice_project/420m0$Build-2</meta:generator>
    <dc:date>2015-03-16T23:25:21.269641802</dc:date>
    <meta:editing-duration>PT13M59S</meta:editing-duration>
    <meta:editing-cycles>19</meta:editing-cycles>
    <meta:document-statistic meta:table-count="0" meta:image-count="0" meta:object-count="0" meta:page-count="2" meta:paragraph-count="39" meta:word-count="367" meta:character-count="2434" meta:non-whitespace-character-count="2103"/>
  </office:meta>
</office:document-meta>
</file>